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 svg:font-family="Montserrat, sans-serif"/>
    <style:font-face style:name="monospace" svg:font-family="monospace, monospace"/>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bbd4" officeooo:paragraph-rsid="0019bbd4"/>
    </style:style>
    <style:style style:name="P2" style:family="paragraph" style:parent-style-name="Standard">
      <style:text-properties style:font-name="Consolas" fo:font-size="14pt" style:text-underline-style="solid" style:text-underline-width="auto" style:text-underline-color="font-color" fo:font-weight="bold" officeooo:rsid="0017d0ae" officeooo:paragraph-rsid="0017d0ae" style:font-size-asian="14pt" style:font-weight-asian="bold" style:font-size-complex="14pt" style:font-weight-complex="bold"/>
    </style:style>
    <style:style style:name="P3" style:family="paragraph" style:parent-style-name="Standard">
      <style:text-properties style:font-name="Consolas" officeooo:rsid="0017d0ae" officeooo:paragraph-rsid="0017d0ae"/>
    </style:style>
    <style:style style:name="P4" style:family="paragraph" style:parent-style-name="Standard">
      <style:text-properties style:font-name="Consolas" style:text-underline-style="solid" style:text-underline-width="auto" style:text-underline-color="font-color" fo:font-weight="bold" officeooo:rsid="0019bbd4" officeooo:paragraph-rsid="0019bbd4" style:font-weight-asian="bold" style:font-weight-complex="bold"/>
    </style:style>
    <style:style style:name="P5" style:family="paragraph" style:parent-style-name="Standard">
      <style:text-properties style:font-name="Consolas" style:text-underline-style="solid" style:text-underline-width="auto" style:text-underline-color="font-color" fo:font-weight="bold" officeooo:rsid="001b1d97" officeooo:paragraph-rsid="001b1d97" style:font-weight-asian="bold" style:font-weight-complex="bold"/>
    </style:style>
    <style:style style:name="P6" style:family="paragraph" style:parent-style-name="Standard">
      <style:text-properties style:font-name="Consolas" style:text-underline-style="solid" style:text-underline-width="auto" style:text-underline-color="font-color" fo:font-weight="bold" officeooo:rsid="001ddd76" officeooo:paragraph-rsid="001ddd76" style:font-weight-asian="bold" style:font-weight-complex="bold"/>
    </style:style>
    <style:style style:name="P7" style:family="paragraph" style:parent-style-name="Standard">
      <style:text-properties style:font-name="Consolas" style:text-underline-style="solid" style:text-underline-width="auto" style:text-underline-color="font-color" fo:font-weight="normal" officeooo:rsid="00202087" officeooo:paragraph-rsid="00202087" style:font-weight-asian="normal" style:font-weight-complex="normal"/>
    </style:style>
    <style:style style:name="P8" style:family="paragraph" style:parent-style-name="Standard">
      <style:text-properties style:font-name="Consolas" style:text-underline-style="solid" style:text-underline-width="auto" style:text-underline-color="font-color" fo:font-weight="normal" officeooo:rsid="00219287" officeooo:paragraph-rsid="00219287" style:font-weight-asian="normal" style:font-weight-complex="normal"/>
    </style:style>
    <style:style style:name="P9" style:family="paragraph" style:parent-style-name="Standard">
      <style:text-properties style:font-name="Consolas" officeooo:rsid="0019bbd4" officeooo:paragraph-rsid="0019bbd4"/>
    </style:style>
    <style:style style:name="P10" style:family="paragraph" style:parent-style-name="Standard">
      <style:text-properties style:font-name="Consolas" officeooo:rsid="001b1d97" officeooo:paragraph-rsid="001b1d97"/>
    </style:style>
    <style:style style:name="P11" style:family="paragraph" style:parent-style-name="Standard">
      <style:text-properties style:font-name="Consolas" style:text-underline-style="none" fo:font-weight="normal" officeooo:rsid="001b1d97" officeooo:paragraph-rsid="001b1d97" style:font-weight-asian="normal" style:font-weight-complex="normal"/>
    </style:style>
    <style:style style:name="P12" style:family="paragraph" style:parent-style-name="Standard">
      <style:text-properties style:font-name="Consolas" style:text-underline-style="none" fo:font-weight="normal" officeooo:rsid="001b317d" officeooo:paragraph-rsid="001b317d" style:font-weight-asian="normal" style:font-weight-complex="normal"/>
    </style:style>
    <style:style style:name="P13" style:family="paragraph" style:parent-style-name="Standard">
      <style:text-properties style:font-name="Consolas" style:text-underline-style="none" fo:font-weight="normal" officeooo:rsid="001ccd6a" officeooo:paragraph-rsid="001ccd6a" style:font-weight-asian="normal" style:font-weight-complex="normal"/>
    </style:style>
    <style:style style:name="P14" style:family="paragraph" style:parent-style-name="Standard">
      <style:text-properties style:font-name="Consolas" style:text-underline-style="none" fo:font-weight="normal" officeooo:rsid="001ddd76" officeooo:paragraph-rsid="001ddd76" style:font-weight-asian="normal" style:font-weight-complex="normal"/>
    </style:style>
    <style:style style:name="P15" style:family="paragraph" style:parent-style-name="Standard">
      <style:text-properties style:font-name="Consolas" style:text-underline-style="none" fo:font-weight="normal" officeooo:rsid="001f3a45" officeooo:paragraph-rsid="001f3a45" style:font-weight-asian="normal" style:font-weight-complex="normal"/>
    </style:style>
    <style:style style:name="P16" style:family="paragraph" style:parent-style-name="Standard">
      <style:text-properties style:font-name="Consolas" style:text-underline-style="none" fo:font-weight="normal" officeooo:rsid="00202087" officeooo:paragraph-rsid="00202087" style:font-weight-asian="normal" style:font-weight-complex="normal"/>
    </style:style>
    <style:style style:name="P17" style:family="paragraph" style:parent-style-name="Standard">
      <style:text-properties style:font-name="Consolas" style:text-underline-style="none" fo:font-weight="normal" officeooo:rsid="00219287" officeooo:paragraph-rsid="00219287" style:font-weight-asian="normal" style:font-weight-complex="normal"/>
    </style:style>
    <style:style style:name="P18" style:family="paragraph" style:parent-style-name="Standard">
      <style:text-properties style:font-name="Consolas" style:text-underline-style="none" fo:font-weight="normal" officeooo:rsid="0022ec42" officeooo:paragraph-rsid="0022ec42" style:font-weight-asian="normal" style:font-weight-complex="normal"/>
    </style:style>
    <style:style style:name="P19" style:family="paragraph" style:parent-style-name="Standard">
      <style:text-properties style:font-name="Consolas" style:text-underline-style="none" fo:font-weight="normal" officeooo:rsid="0022fb10" officeooo:paragraph-rsid="0022fb10" style:font-weight-asian="normal" style:font-weight-complex="normal"/>
    </style:style>
    <style:style style:name="P20" style:family="paragraph" style:parent-style-name="Standard">
      <style:text-properties style:font-name="Consolas" style:text-underline-style="none" fo:font-weight="normal" officeooo:rsid="0024b0ec" officeooo:paragraph-rsid="0024b0ec" style:font-weight-asian="normal" style:font-weight-complex="normal"/>
    </style:style>
    <style:style style:name="P21" style:family="paragraph" style:parent-style-name="Standard">
      <style:text-properties style:font-name="Consolas" style:text-underline-style="none" fo:font-weight="normal" officeooo:rsid="00253e84" officeooo:paragraph-rsid="00253e84" style:font-weight-asian="normal" style:font-weight-complex="normal"/>
    </style:style>
    <style:style style:name="P22" style:family="paragraph" style:parent-style-name="Standard">
      <style:text-properties style:font-name="Consolas" style:text-underline-style="none" fo:font-weight="bold" officeooo:rsid="001b1d97" officeooo:paragraph-rsid="001b1d97" style:font-weight-asian="bold" style:font-weight-complex="bold"/>
    </style:style>
    <style:style style:name="P23" style:family="paragraph" style:parent-style-name="Standard">
      <style:text-properties style:font-name="Consolas" style:text-underline-style="none" fo:font-weight="bold" officeooo:rsid="001b317d" officeooo:paragraph-rsid="001b317d" style:font-weight-asian="bold" style:font-weight-complex="bold"/>
    </style:style>
    <style:style style:name="P24" style:family="paragraph" style:parent-style-name="Standard">
      <style:text-properties style:font-name="Consolas" style:text-underline-style="none" fo:font-weight="bold" officeooo:rsid="001ccd6a" officeooo:paragraph-rsid="001ccd6a" style:font-weight-asian="bold" style:font-weight-complex="bold"/>
    </style:style>
    <style:style style:name="P25" style:family="paragraph" style:parent-style-name="Standard">
      <style:text-properties style:font-name="Consolas" style:text-underline-style="none" fo:font-weight="bold" officeooo:rsid="001ddd76" officeooo:paragraph-rsid="001ddd76" style:font-weight-asian="bold" style:font-weight-complex="bold"/>
    </style:style>
    <style:style style:name="P26" style:family="paragraph" style:parent-style-name="Standard">
      <style:text-properties style:font-name="Consolas" style:text-underline-style="none" fo:font-weight="bold" officeooo:rsid="001f3a45" officeooo:paragraph-rsid="001f3a45" style:font-weight-asian="bold" style:font-weight-complex="bold"/>
    </style:style>
    <style:style style:name="P27" style:family="paragraph" style:parent-style-name="Standard">
      <style:text-properties style:font-name="Consolas" style:text-underline-style="none" fo:font-weight="bold" officeooo:rsid="00202087" officeooo:paragraph-rsid="00202087" style:font-weight-asian="bold" style:font-weight-complex="bold"/>
    </style:style>
    <style:style style:name="P28" style:family="paragraph" style:parent-style-name="Standard">
      <style:text-properties style:font-name="Consolas" style:text-underline-style="none" fo:font-weight="bold" officeooo:rsid="00219287" officeooo:paragraph-rsid="00219287" style:font-weight-asian="bold" style:font-weight-complex="bold"/>
    </style:style>
    <style:style style:name="P29" style:family="paragraph" style:parent-style-name="Standard">
      <style:text-properties style:font-name="Consolas" style:text-underline-style="none" fo:font-weight="bold" officeooo:rsid="0022fb10" officeooo:paragraph-rsid="0022fb10" style:font-weight-asian="bold" style:font-weight-complex="bold"/>
    </style:style>
    <style:style style:name="P30" style:family="paragraph" style:parent-style-name="Standard">
      <style:text-properties style:font-name="Consolas" style:text-underline-style="none" fo:font-weight="bold" officeooo:rsid="0024b0ec" officeooo:paragraph-rsid="0024b0ec" style:font-weight-asian="bold" style:font-weight-complex="bold"/>
    </style:style>
    <style:style style:name="P31" style:family="paragraph" style:parent-style-name="Standard">
      <style:text-properties style:font-name="Consolas" style:text-underline-style="none" fo:font-weight="bold" officeooo:rsid="00253e84" officeooo:paragraph-rsid="00253e84" style:font-weight-asian="bold" style:font-weight-complex="bold"/>
    </style:style>
    <style:style style:name="P32" style:family="paragraph" style:parent-style-name="Standard">
      <style:text-properties style:font-name="Consolas" fo:font-style="italic" style:text-underline-style="none" fo:font-weight="normal" officeooo:rsid="001ddd76" officeooo:paragraph-rsid="001ddd76" style:font-style-asian="italic" style:font-weight-asian="normal" style:font-style-complex="italic" style:font-weight-complex="normal"/>
    </style:style>
    <style:style style:name="P33" style:family="paragraph" style:parent-style-name="Standard">
      <style:text-properties style:font-name="Consolas" fo:font-style="italic" style:text-underline-style="none" fo:font-weight="normal" officeooo:rsid="001f3a45" officeooo:paragraph-rsid="001f3a45" style:font-style-asian="italic" style:font-weight-asian="normal" style:font-style-complex="italic" style:font-weight-complex="normal"/>
    </style:style>
    <style:style style:name="P34" style:family="paragraph" style:parent-style-name="Standard">
      <style:text-properties style:font-name="Consolas" fo:font-style="normal" style:text-underline-style="none" fo:font-weight="normal" officeooo:rsid="001ddd76" officeooo:paragraph-rsid="001ddd76" style:font-style-asian="normal" style:font-weight-asian="normal" style:font-style-complex="normal" style:font-weight-complex="normal"/>
    </style:style>
    <style:style style:name="P35" style:family="paragraph" style:parent-style-name="Standard">
      <style:text-properties style:font-name="Consolas" fo:font-style="normal" style:text-underline-style="solid" style:text-underline-width="auto" style:text-underline-color="font-color" fo:font-weight="normal" officeooo:rsid="00202087" officeooo:paragraph-rsid="00202087" style:font-style-asian="normal" style:font-weight-asian="normal" style:font-style-complex="normal" style:font-weight-complex="normal"/>
    </style:style>
    <style:style style:name="P36" style:family="paragraph" style:parent-style-name="Standard">
      <style:text-properties style:text-line-through-style="none" style:text-line-through-type="none" style:font-name="Consolas" style:text-underline-style="none" fo:font-weight="normal" officeooo:rsid="00219287" officeooo:paragraph-rsid="00219287" style:font-weight-asian="normal" style:font-weight-complex="normal"/>
    </style:style>
    <style:style style:name="P37" style:family="paragraph" style:parent-style-name="Standard">
      <style:text-properties style:text-line-through-style="none" style:text-line-through-type="none" style:font-name="Consolas" style:text-underline-style="none" fo:font-weight="bold" officeooo:rsid="0022ec42" officeooo:paragraph-rsid="0022ec42" style:font-weight-asian="bold" style:font-weight-complex="bold"/>
    </style:style>
    <style:style style:name="P38" style:family="paragraph" style:parent-style-name="Text_20_body">
      <style:text-properties style:font-name="Consolas" style:text-underline-style="none" fo:font-weight="normal" officeooo:rsid="0026c627" officeooo:paragraph-rsid="0026c627" style:font-weight-asian="normal" style:font-weight-complex="normal"/>
    </style:style>
    <style:style style:name="P39" style:family="paragraph" style:parent-style-name="Text_20_body">
      <style:text-properties style:font-name="Consolas" style:text-underline-style="none" fo:font-weight="normal" officeooo:rsid="0027ec54" officeooo:paragraph-rsid="0027ec54" style:font-weight-asian="normal" style:font-weight-complex="normal"/>
    </style:style>
    <style:style style:name="P40" style:family="paragraph" style:parent-style-name="Text_20_body">
      <style:text-properties style:font-name="Consolas" style:text-underline-style="solid" style:text-underline-width="auto" style:text-underline-color="font-color" fo:font-weight="normal" officeooo:rsid="00258d83" officeooo:paragraph-rsid="00258d83" style:font-weight-asian="normal" style:font-weight-complex="normal"/>
    </style:style>
    <style:style style:name="P41" style:family="paragraph" style:parent-style-name="Heading_20_5">
      <style:text-properties style:font-name="Consolas" style:text-underline-style="solid" style:text-underline-width="auto" style:text-underline-color="font-color" fo:font-weight="normal" officeooo:rsid="00253e84" officeooo:paragraph-rsid="00258d83" style:font-weight-asian="normal" style:font-weight-complex="normal"/>
    </style:style>
    <style:style style:name="P42" style:family="paragraph" style:parent-style-name="Text_20_body">
      <style:text-properties fo:font-variant="normal" fo:text-transform="none" style:font-name="Consolas" fo:font-size="12pt" fo:letter-spacing="normal" fo:font-style="normal" style:text-underline-style="none" fo:font-weight="normal" officeooo:rsid="00258d83" officeooo:paragraph-rsid="00258d83" style:font-size-asian="12pt" style:font-weight-asian="normal" style:font-size-complex="12pt" style:font-weight-complex="normal"/>
    </style:style>
    <style:style style:name="P43" style:family="paragraph" style:parent-style-name="Text_20_body">
      <style:text-properties fo:font-variant="normal" fo:text-transform="none" style:font-name="Consolas" fo:font-size="12pt" fo:letter-spacing="normal" fo:font-style="normal" style:text-underline-style="none" fo:font-weight="normal" officeooo:rsid="00258d83" officeooo:paragraph-rsid="00253e84" style:font-size-asian="12pt" style:font-weight-asian="normal" style:font-size-complex="12pt" style:font-weight-complex="normal"/>
    </style:style>
    <style:style style:name="P44" style:family="paragraph" style:parent-style-name="Text_20_body">
      <style:text-properties fo:font-variant="normal" fo:text-transform="none" style:font-name="Consolas" fo:font-size="12pt" fo:letter-spacing="normal" fo:font-style="normal" style:text-underline-style="none" fo:font-weight="normal" officeooo:rsid="0026c627" officeooo:paragraph-rsid="0026c627" style:font-size-asian="12pt" style:font-weight-asian="normal" style:font-size-complex="12pt" style:font-weight-complex="normal"/>
    </style:style>
    <style:style style:name="P45" style:family="paragraph" style:parent-style-name="Text_20_body">
      <style:text-properties fo:font-variant="normal" fo:text-transform="none" style:font-name="Consolas" fo:font-size="12pt" fo:letter-spacing="normal" fo:font-style="normal" style:text-underline-style="none" fo:font-weight="normal" officeooo:rsid="0027ec54" officeooo:paragraph-rsid="0027ec54" style:font-size-asian="12pt" style:font-weight-asian="normal" style:font-size-complex="12pt" style:font-weight-complex="normal"/>
    </style:style>
    <style:style style:name="P46" style:family="paragraph" style:parent-style-name="Text_20_body">
      <style:text-properties fo:font-variant="normal" fo:text-transform="none" style:font-name="Consolas" fo:font-size="12pt" fo:letter-spacing="normal" fo:font-style="normal" style:text-underline-style="none" fo:font-weight="normal" officeooo:rsid="0027f164" officeooo:paragraph-rsid="0027f164" style:font-size-asian="12pt" style:font-weight-asian="normal" style:font-size-complex="12pt" style:font-weight-complex="normal"/>
    </style:style>
    <style:style style:name="P47" style:family="paragraph" style:parent-style-name="Text_20_body">
      <style:text-properties fo:font-variant="normal" fo:text-transform="none" style:font-name="Consolas" fo:font-size="12pt" fo:letter-spacing="normal" fo:font-style="normal" style:text-underline-style="none" fo:font-weight="normal" officeooo:rsid="0028ed46" officeooo:paragraph-rsid="0028ed46" style:font-size-asian="12pt" style:font-weight-asian="normal" style:font-size-complex="12pt" style:font-weight-complex="normal"/>
    </style:style>
    <style:style style:name="P48" style:family="paragraph" style:parent-style-name="Text_20_body">
      <style:text-properties fo:font-variant="normal" fo:text-transform="none" style:font-name="Consolas" fo:font-size="12pt" fo:letter-spacing="normal" fo:font-style="normal" style:text-underline-style="none" fo:font-weight="normal" officeooo:rsid="0029e99f" officeooo:paragraph-rsid="0029e99f" style:font-size-asian="12pt" style:font-weight-asian="normal" style:font-size-complex="12pt" style:font-weight-complex="normal"/>
    </style:style>
    <style:style style:name="P49" style:family="paragraph" style:parent-style-name="Text_20_body">
      <style:text-properties fo:font-variant="normal" fo:text-transform="none" style:font-name="Consolas" fo:font-size="12pt" fo:letter-spacing="normal" fo:font-style="normal" style:text-underline-style="none" fo:font-weight="normal" officeooo:rsid="0031e8c2" officeooo:paragraph-rsid="0031e8c2" style:font-size-asian="12pt" style:font-weight-asian="normal" style:font-size-complex="12pt" style:font-weight-complex="normal"/>
    </style:style>
    <style:style style:name="P50" style:family="paragraph" style:parent-style-name="Text_20_body">
      <style:text-properties fo:font-variant="normal" fo:text-transform="none" style:font-name="Consolas" fo:font-size="12pt" fo:letter-spacing="normal" fo:font-style="normal" style:text-underline-style="none" fo:font-weight="normal" officeooo:rsid="00358b55" officeooo:paragraph-rsid="00358b55" style:font-size-asian="12pt" style:font-weight-asian="normal" style:font-size-complex="12pt" style:font-weight-complex="normal"/>
    </style:style>
    <style:style style:name="P51" style:family="paragraph" style:parent-style-name="Text_20_body">
      <style:text-properties fo:font-variant="normal" fo:text-transform="none" style:font-name="Consolas" fo:font-size="12pt" fo:letter-spacing="normal" fo:font-style="normal" style:text-underline-style="none" fo:font-weight="bold" officeooo:rsid="0026c627" officeooo:paragraph-rsid="0026c627" style:font-size-asian="12pt" style:font-weight-asian="bold" style:font-size-complex="12pt" style:font-weight-complex="bold"/>
    </style:style>
    <style:style style:name="P52" style:family="paragraph" style:parent-style-name="Text_20_body">
      <style:text-properties fo:font-variant="normal" fo:text-transform="none" style:font-name="Consolas" fo:font-size="12pt" fo:letter-spacing="normal" fo:font-style="normal" style:text-underline-style="none" fo:font-weight="bold" officeooo:rsid="0028ed46" officeooo:paragraph-rsid="0028ed46" style:font-size-asian="12pt" style:font-weight-asian="bold" style:font-size-complex="12pt" style:font-weight-complex="bold"/>
    </style:style>
    <style:style style:name="P53" style:family="paragraph" style:parent-style-name="Text_20_body">
      <style:text-properties fo:font-variant="normal" fo:text-transform="none" style:font-name="Consolas" fo:font-size="12pt" fo:letter-spacing="normal" fo:font-style="normal" style:text-underline-style="none" fo:font-weight="bold" officeooo:rsid="002b13d9" officeooo:paragraph-rsid="002b13d9" style:font-size-asian="12pt" style:font-weight-asian="bold" style:font-size-complex="12pt" style:font-weight-complex="bold"/>
    </style:style>
    <style:style style:name="P54" style:family="paragraph" style:parent-style-name="Text_20_body">
      <style:text-properties fo:font-variant="normal" fo:text-transform="none" style:font-name="Consolas" fo:font-size="12pt" fo:letter-spacing="normal" fo:font-style="normal" style:text-underline-style="none" fo:font-weight="bold" officeooo:rsid="002f712d" officeooo:paragraph-rsid="002f712d" style:font-size-asian="12pt" style:font-weight-asian="bold" style:font-size-complex="12pt" style:font-weight-complex="bold"/>
    </style:style>
    <style:style style:name="P55" style:family="paragraph" style:parent-style-name="Text_20_body">
      <style:text-properties fo:font-variant="normal" fo:text-transform="none" style:font-name="Consolas" fo:font-size="12pt" fo:letter-spacing="normal" fo:font-style="normal" style:text-underline-style="none" fo:font-weight="bold" officeooo:rsid="00308455" officeooo:paragraph-rsid="00308455" style:font-size-asian="12pt" style:font-weight-asian="bold" style:font-size-complex="12pt" style:font-weight-complex="bold"/>
    </style:style>
    <style:style style:name="P56" style:family="paragraph" style:parent-style-name="Text_20_body">
      <style:text-properties fo:font-variant="normal" fo:text-transform="none" style:font-name="Consolas" fo:font-size="12pt" fo:letter-spacing="normal" fo:font-style="normal" style:text-underline-style="none" fo:font-weight="bold" officeooo:rsid="0031e8c2" officeooo:paragraph-rsid="0031e8c2" style:font-size-asian="12pt" style:font-weight-asian="bold" style:font-size-complex="12pt" style:font-weight-complex="bold"/>
    </style:style>
    <style:style style:name="P57" style:family="paragraph" style:parent-style-name="Text_20_body">
      <style:text-properties fo:font-variant="normal" fo:text-transform="none" style:font-name="Consolas" fo:font-size="12pt" fo:letter-spacing="normal" fo:font-style="normal" style:text-underline-style="none" fo:font-weight="bold" officeooo:rsid="0032c280" officeooo:paragraph-rsid="0032c280" style:font-size-asian="12pt" style:font-weight-asian="bold" style:font-size-complex="12pt" style:font-weight-complex="bold"/>
    </style:style>
    <style:style style:name="P58" style:family="paragraph" style:parent-style-name="Text_20_body">
      <style:text-properties fo:font-variant="normal" fo:text-transform="none" style:font-name="Consolas" fo:font-size="12pt" fo:letter-spacing="normal" fo:font-style="normal" style:text-underline-style="none" fo:font-weight="bold" officeooo:rsid="00358b55" officeooo:paragraph-rsid="00358b55" style:font-size-asian="12pt" style:font-weight-asian="bold" style:font-size-complex="12pt" style:font-weight-complex="bold"/>
    </style:style>
    <style:style style:name="P59" style:family="paragraph" style:parent-style-name="Text_20_body">
      <style:text-properties fo:font-variant="normal" fo:text-transform="none" style:font-name="Consolas" fo:font-size="12pt" fo:letter-spacing="normal" fo:font-style="normal" style:text-underline-style="solid" style:text-underline-width="auto" style:text-underline-color="font-color" fo:font-weight="normal" officeooo:rsid="0026c627" officeooo:paragraph-rsid="0026c627" style:font-size-asian="12pt" style:font-weight-asian="normal" style:font-size-complex="12pt" style:font-weight-complex="normal"/>
    </style:style>
    <style:style style:name="P60" style:family="paragraph" style:parent-style-name="Text_20_body">
      <style:text-properties fo:font-variant="normal" fo:text-transform="none" style:font-name="Consolas" fo:font-size="14pt" fo:letter-spacing="normal" fo:font-style="normal" style:text-underline-style="solid" style:text-underline-width="auto" style:text-underline-color="font-color" fo:font-weight="bold" officeooo:rsid="002b13d9" officeooo:paragraph-rsid="002b13d9" style:font-size-asian="14pt" style:font-weight-asian="bold" style:font-size-complex="14pt" style:font-weight-complex="bold"/>
    </style:style>
    <style:style style:name="P61" style:family="paragraph" style:parent-style-name="Text_20_body">
      <style:text-properties fo:font-variant="normal" fo:text-transform="none" fo:color="#000000" style:font-name="Consolas" fo:font-size="12pt" fo:letter-spacing="normal" fo:font-style="normal" style:text-underline-style="none" fo:font-weight="normal" officeooo:rsid="0032c280" officeooo:paragraph-rsid="0032c280" style:font-size-asian="12pt" style:font-weight-asian="bold" style:font-size-complex="12pt" style:font-weight-complex="bold"/>
    </style:style>
    <style:style style:name="P62" style:family="paragraph" style:parent-style-name="Text_20_body">
      <style:text-properties fo:font-variant="normal" fo:text-transform="none" style:font-name="Consolas" fo:font-size="12pt" fo:letter-spacing="normal" fo:font-style="normal" style:text-underline-style="none" fo:font-weight="bold" officeooo:rsid="0032c280" officeooo:paragraph-rsid="0032c280" style:font-size-asian="12pt" style:font-weight-asian="bold" style:font-size-complex="12pt" style:font-weight-complex="bold"/>
    </style:style>
    <style:style style:name="P63" style:family="paragraph" style:parent-style-name="Text_20_body">
      <style:text-properties style:font-name="Consolas" style:text-underline-style="none" fo:font-weight="normal" officeooo:rsid="0027f164" officeooo:paragraph-rsid="0027ec54" style:font-weight-asian="normal" style:font-weight-complex="normal"/>
    </style:style>
    <style:style style:name="P64" style:family="paragraph" style:parent-style-name="Text_20_body">
      <style:text-properties style:font-name="Consolas" style:text-underline-style="none" fo:font-weight="normal" officeooo:rsid="0027f164" officeooo:paragraph-rsid="0027f164" style:font-weight-asian="normal" style:font-weight-complex="normal"/>
    </style:style>
    <style:style style:name="P65" style:family="paragraph" style:parent-style-name="Text_20_body">
      <style:text-properties style:font-name="Consolas" style:text-underline-style="none" fo:font-weight="bold" officeooo:rsid="0027f164" officeooo:paragraph-rsid="0027f164" style:font-weight-asian="bold" style:font-weight-complex="bold"/>
    </style:style>
    <style:style style:name="P66" style:family="paragraph" style:parent-style-name="Text_20_body" style:list-style-name="L1">
      <style:paragraph-properties fo:margin-left="0cm" fo:margin-right="0cm" fo:margin-top="0cm" fo:margin-bottom="0.041cm" loext:contextual-spacing="false" fo:line-height="162%" fo:orphans="2" fo:widows="2" fo:text-indent="0cm" style:auto-text-indent="false"/>
    </style:style>
    <style:style style:name="P67" style:family="paragraph" style:parent-style-name="Heading_20_5">
      <style:text-properties fo:font-variant="normal" fo:text-transform="none" style:font-name="Consolas" fo:font-size="12pt" fo:letter-spacing="normal" fo:font-style="normal" style:text-underline-style="none" fo:font-weight="normal" officeooo:rsid="00258d83" officeooo:paragraph-rsid="00258d83" style:font-size-asian="12pt" style:font-weight-asian="normal" style:font-size-complex="12pt" style:font-weight-complex="normal"/>
    </style:style>
    <style:style style:name="P68" style:family="paragraph" style:parent-style-name="Standard">
      <style:text-properties style:font-name="Consolas" fo:font-size="14pt" style:text-underline-style="solid" style:text-underline-width="auto" style:text-underline-color="font-color" fo:font-weight="bold" officeooo:rsid="001dc0dd" officeooo:paragraph-rsid="001dc0dd" style:font-size-asian="14pt" style:font-weight-asian="bold" style:font-size-complex="14pt" style:font-weight-complex="bold"/>
    </style:style>
    <style:style style:name="P69" style:family="paragraph" style:parent-style-name="Standard">
      <style:text-properties style:font-name="Consolas" fo:font-size="14pt" style:text-underline-style="solid" style:text-underline-width="auto" style:text-underline-color="font-color" fo:font-weight="bold" officeooo:rsid="0036ebf1" officeooo:paragraph-rsid="0036ebf1" style:font-size-asian="14pt" style:font-weight-asian="bold" style:font-size-complex="14pt" style:font-weight-complex="bold"/>
    </style:style>
    <style:style style:name="P70" style:family="paragraph" style:parent-style-name="Standard">
      <style:text-properties style:font-name="Consolas" fo:font-style="normal" style:text-underline-style="none" fo:font-weight="normal" officeooo:rsid="001ddd76" officeooo:paragraph-rsid="001ddd76" style:font-style-asian="normal" style:font-weight-asian="normal" style:font-style-complex="normal" style:font-weight-complex="normal"/>
    </style:style>
    <style:style style:name="P71" style:family="paragraph" style:parent-style-name="Standard">
      <style:text-properties style:font-name="Consolas" fo:font-style="normal" style:text-underline-style="none" fo:font-weight="normal" officeooo:rsid="001f3a45" officeooo:paragraph-rsid="001ddd76" style:font-style-asian="normal" style:font-weight-asian="normal" style:font-style-complex="normal" style:font-weight-complex="normal"/>
    </style:style>
    <style:style style:name="P72" style:family="paragraph" style:parent-style-name="Standard">
      <style:text-properties style:font-name="Consolas" fo:font-style="normal" style:text-underline-style="none" fo:font-weight="normal" officeooo:rsid="001f3a45" officeooo:paragraph-rsid="001f3a45" style:font-style-asian="normal" style:font-weight-asian="normal" style:font-style-complex="normal" style:font-weight-complex="normal"/>
    </style:style>
    <style:style style:name="P73" style:family="paragraph" style:parent-style-name="Standard">
      <style:text-properties style:font-name="Consolas" fo:font-style="normal" style:text-underline-style="none" fo:font-weight="bold" officeooo:rsid="001ddd76" officeooo:paragraph-rsid="001ddd76" style:font-style-asian="normal" style:font-weight-asian="bold" style:font-style-complex="normal" style:font-weight-complex="bold"/>
    </style:style>
    <style:style style:name="P74" style:family="paragraph" style:parent-style-name="Standard">
      <style:text-properties style:font-name="Consolas" fo:font-style="normal" style:text-underline-style="none" fo:font-weight="bold" officeooo:rsid="001f3a45" officeooo:paragraph-rsid="001f3a45" style:font-style-asian="normal" style:font-weight-asian="bold" style:font-style-complex="normal" style:font-weight-complex="bold"/>
    </style:style>
    <style:style style:name="P75" style:family="paragraph" style:parent-style-name="Standard">
      <style:text-properties style:font-name="Consolas" fo:font-style="normal" style:text-underline-style="solid" style:text-underline-width="auto" style:text-underline-color="font-color" fo:font-weight="normal" officeooo:rsid="00202087" officeooo:paragraph-rsid="00202087" style:font-style-asian="normal" style:font-weight-asian="normal" style:font-style-complex="normal" style:font-weight-complex="normal"/>
    </style:style>
    <style:style style:name="P76" style:family="paragraph" style:parent-style-name="Standard">
      <style:text-properties style:font-name="Consolas" fo:font-size="12pt" style:text-underline-style="none" fo:font-weight="normal" officeooo:rsid="00253e84" officeooo:paragraph-rsid="00253e84" style:font-size-asian="12pt" style:font-weight-asian="normal" style:font-size-complex="12pt" style:font-weight-complex="normal"/>
    </style:style>
    <style:style style:name="P77" style:family="paragraph" style:parent-style-name="Standard">
      <style:text-properties style:font-name="Consolas" fo:font-size="12pt" style:text-underline-style="none" fo:font-weight="normal" officeooo:rsid="0036ebf1" officeooo:paragraph-rsid="0036ebf1" style:font-size-asian="10.5pt" style:font-weight-asian="normal" style:font-size-complex="12pt" style:font-weight-complex="normal"/>
    </style:style>
    <style:style style:name="P78" style:family="paragraph" style:parent-style-name="Standard">
      <style:text-properties style:font-name="Consolas" fo:font-size="12pt" style:text-underline-style="none" fo:font-weight="bold" officeooo:rsid="00253e84" officeooo:paragraph-rsid="00253e84" style:font-size-asian="12pt" style:font-weight-asian="bold" style:font-size-complex="12pt" style:font-weight-complex="bold"/>
    </style:style>
    <style:style style:name="P79" style:family="paragraph" style:parent-style-name="Standard">
      <style:text-properties style:font-name="Consolas" fo:font-size="12pt" style:text-underline-style="none" fo:font-weight="bold" officeooo:rsid="0036ebf1" officeooo:paragraph-rsid="0036ebf1" style:font-size-asian="10.5pt" style:font-weight-asian="bold" style:font-size-complex="12pt" style:font-weight-complex="bold"/>
    </style:style>
    <style:style style:name="P80" style:family="paragraph" style:parent-style-name="Standard">
      <style:text-properties style:font-name="Consolas" style:text-underline-style="none" fo:font-weight="normal" officeooo:rsid="0029e99f" officeooo:paragraph-rsid="0029e99f" style:font-weight-asian="normal" style:font-weight-complex="normal"/>
    </style:style>
    <style:style style:name="P81" style:family="paragraph" style:parent-style-name="Standard">
      <style:text-properties style:font-name="Consolas" style:text-underline-style="solid" style:text-underline-width="auto" style:text-underline-color="font-color" fo:font-weight="normal" officeooo:rsid="00202087" officeooo:paragraph-rsid="00202087" style:font-weight-asian="normal" style:font-weight-complex="normal"/>
    </style:style>
    <style:style style:name="T1" style:family="text">
      <style:text-properties officeooo:rsid="0019bbd4"/>
    </style:style>
    <style:style style:name="T2" style:family="text">
      <style:text-properties style:font-name="Consolas" fo:font-size="12pt" fo:letter-spacing="normal" style:font-size-asian="12pt" style:font-size-complex="12pt" loext:padding-left="0.067cm" loext:padding-right="0.067cm" loext:padding-top="0.049cm" loext:padding-bottom="0.049cm" loext:border="0.06pt solid #000000"/>
    </style:style>
    <style:style style:name="T3" style:family="text">
      <style:text-properties officeooo:rsid="001ac214"/>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4da8a" style:font-weight-asian="normal" style:font-weight-complex="normal"/>
    </style:style>
    <style:style style:name="T7" style:family="text">
      <style:text-properties officeooo:rsid="001b317d"/>
    </style:style>
    <style:style style:name="T8" style:family="text">
      <style:text-properties fo:font-style="normal" style:font-style-asian="normal" style:font-style-complex="normal"/>
    </style:style>
    <style:style style:name="T9" style:family="text">
      <style:text-properties fo:font-style="normal" officeooo:rsid="001f3a45" style:font-style-asian="normal" style:font-style-complex="normal"/>
    </style:style>
    <style:style style:name="T10" style:family="text">
      <style:text-properties officeooo:rsid="001f3a45"/>
    </style:style>
    <style:style style:name="T11" style:family="text">
      <style:text-properties fo:font-style="italic" style:font-style-asian="italic" style:font-style-complex="italic"/>
    </style:style>
    <style:style style:name="T12" style:family="text">
      <style:text-properties fo:font-style="italic" officeooo:rsid="001f3a45"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officeooo:rsid="00219287"/>
    </style:style>
    <style:style style:name="T15" style:family="text">
      <style:text-properties officeooo:rsid="0022ec42"/>
    </style:style>
    <style:style style:name="T16" style:family="text">
      <style:text-properties officeooo:rsid="0022fb10"/>
    </style:style>
    <style:style style:name="T17" style:family="text">
      <style:text-properties officeooo:rsid="0024b0ec"/>
    </style:style>
    <style:style style:name="T18" style:family="text">
      <style:text-properties fo:font-variant="normal" fo:text-transform="none" fo:font-size="12pt" fo:letter-spacing="normal" style:font-size-asian="12pt" style:font-size-complex="12pt"/>
    </style:style>
    <style:style style:name="T19" style:family="text">
      <style:text-properties fo:font-variant="normal" fo:text-transform="none" fo:font-size="12pt" fo:letter-spacing="normal" fo:font-style="normal" style:font-size-asian="12pt" style:font-size-complex="12pt"/>
    </style:style>
    <style:style style:name="T20" style:family="text">
      <style:text-properties fo:font-variant="normal" fo:text-transform="none" fo:font-size="12pt" fo:letter-spacing="normal" fo:font-style="normal" officeooo:rsid="00258d83" style:font-size-asian="12pt" style:font-size-complex="12pt"/>
    </style:style>
    <style:style style:name="T21" style:family="text">
      <style:text-properties fo:font-variant="normal" fo:text-transform="none" fo:font-size="12pt" fo:letter-spacing="normal" fo:font-style="normal" officeooo:rsid="0026c627" style:font-size-asian="12pt" style:font-size-complex="12pt"/>
    </style:style>
    <style:style style:name="T22" style:family="text">
      <style:text-properties fo:font-variant="normal" fo:text-transform="none" fo:font-size="12pt" fo:letter-spacing="normal" fo:font-style="normal" style:text-underline-style="solid" style:text-underline-width="auto" style:text-underline-color="font-color" style:font-size-asian="12pt" style:font-size-complex="12pt"/>
    </style:style>
    <style:style style:name="T23" style:family="text">
      <style:text-properties fo:font-variant="normal" fo:text-transform="none" fo:font-size="12pt" fo:letter-spacing="normal" fo:font-style="normal" style:text-underline-style="solid" style:text-underline-width="auto" style:text-underline-color="font-color" officeooo:rsid="00258d83" style:font-size-asian="12pt" style:font-size-complex="12pt"/>
    </style:style>
    <style:style style:name="T24" style:family="text">
      <style:text-properties fo:font-variant="normal" fo:text-transform="none" style:font-name="Consolas" fo:font-size="12pt" fo:letter-spacing="normal" fo:font-style="normal" style:font-size-asian="12pt" style:font-size-complex="12pt" loext:padding-left="0.067cm" loext:padding-right="0.067cm" loext:padding-top="0.049cm" loext:padding-bottom="0.049cm" loext:border="0.06pt solid #000000"/>
    </style:style>
    <style:style style:name="T25" style:family="text">
      <style:text-properties fo:font-variant="normal" fo:text-transform="none" fo:color="#000000" style:font-name="Consolas" fo:font-size="12pt" fo:letter-spacing="normal" fo:font-style="normal" fo:font-weight="normal" style:font-size-asian="12pt" style:font-size-complex="12pt"/>
    </style:style>
    <style:style style:name="T26" style:family="text">
      <style:text-properties fo:font-variant="normal" fo:text-transform="none" fo:color="#000000" style:font-name="Consolas" fo:font-size="12pt" fo:letter-spacing="normal" fo:font-style="normal" fo:font-weight="normal" officeooo:rsid="0033a64c" style:font-size-asian="12pt" style:font-size-complex="12pt"/>
    </style:style>
    <style:style style:name="T27" style:family="text">
      <style:text-properties fo:font-variant="normal" fo:text-transform="none" fo:color="#000000" style:font-name="Consolas" fo:font-size="12pt" fo:letter-spacing="normal" fo:font-style="normal" fo:font-weight="normal" officeooo:rsid="0033e784" style:font-size-asian="12pt" style:font-size-complex="12pt"/>
    </style:style>
    <style:style style:name="T28" style:family="text">
      <style:text-properties fo:font-size="12pt" style:font-size-asian="12pt" style:font-size-complex="12pt"/>
    </style:style>
    <style:style style:name="T29" style:family="text">
      <style:text-properties fo:font-size="12pt" fo:letter-spacing="normal" style:font-size-asian="12pt" style:font-size-complex="12pt"/>
    </style:style>
    <style:style style:name="T30" style:family="text">
      <style:text-properties officeooo:rsid="0028ed46"/>
    </style:style>
    <style:style style:name="T31" style:family="text">
      <style:text-properties officeooo:rsid="0029e99f"/>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itre 1: <text:span text:style-name="T1">Les bases du HTML</text:span></text:p>
      <text:p text:style-name="P3"/>
      <text:p text:style-name="P4">Structure</text:p>
      <text:p text:style-name="P3"/>
      <text:p text:style-name="P3">&lt; ! Doctype html&gt;</text:p>
      <text:p text:style-name="P3">&lt;html&gt;</text:p>
      <text:p text:style-name="P3"><text:tab/>&lt;head&gt;</text:p>
      <text:p text:style-name="P3"><text:tab/>&lt;/head&gt; </text:p>
      <text:p text:style-name="P3"><text:tab/>&lt;body&gt;</text:p>
      <text:p text:style-name="P3"><text:tab/>&lt;/body&gt;</text:p>
      <text:p text:style-name="P3">&lt;/html&gt;</text:p>
      <text:p text:style-name="P3"/>
      <text:p text:style-name="P4">Balises</text:p>
      <text:p text:style-name="P4"/>
      <text:p text:style-name="P14">commentaire &lt;!-- Commentaire --&gt;</text:p>
      <text:p text:style-name="P3"/>
      <text:p text:style-name="P3">paragraphe &lt;p&gt;&lt;/p&gt;</text:p>
      <text:p text:style-name="P3">retour ligne &lt;br /&gt;</text:p>
      <text:p text:style-name="P3"/>
      <text:p text:style-name="P3">titre &lt;h1&gt;&lt;/h1&gt; jusqu’à &lt;h6&gt;&lt;/h6&gt;</text:p>
      <text:p text:style-name="P3">emphase &lt;em&gt;&lt;/em&gt;</text:p>
      <text:p text:style-name="P3">emphase fort &lt;strong&gt;&lt;/strong&gt;</text:p>
      <text:p text:style-name="P3">marquer le texte &lt;mark&gt;&lt;/mark&gt;</text:p>
      <text:p text:style-name="P3"/>
      <text:p text:style-name="P3">liste non ordonnée ou liste à puce </text:p>
      <text:p text:style-name="P3">&lt;ul&gt;</text:p>
      <text:p text:style-name="P3">&lt;li&gt;&lt;/li&gt;</text:p>
      <text:p text:style-name="P3">&lt;li&gt;&lt;/li&gt;</text:p>
      <text:p text:style-name="P3">..</text:p>
      <text:p text:style-name="P3">&lt;li&gt;&lt;/li&gt;</text:p>
      <text:p text:style-name="P3">&lt;/ul&gt; </text:p>
      <text:p text:style-name="P3"/>
      <text:p text:style-name="P3">liste ordonnée</text:p>
      <text:p text:style-name="P3"/>
      <text:p text:style-name="P3">&lt;ol&gt;</text:p>
      <text:p text:style-name="P3">&lt;li&gt;&lt;/li&gt;</text:p>
      <text:p text:style-name="P3">&lt;li&gt;&lt;/li&gt;</text:p>
      <text:p text:style-name="P3">..</text:p>
      <text:p text:style-name="P3">&lt;li&gt;&lt;/li&gt;</text:p>
      <text:p text:style-name="P3">&lt;/ol&gt; </text:p>
      <text:p text:style-name="P3"/>
      <text:p text:style-name="P4">Créer des liens </text:p>
      <text:p text:style-name="P9"/>
      <text:p text:style-name="P9">&lt;a href:<text:span text:style-name="T3">""</text:span>&gt;&lt;/a&gt;</text:p>
      <text:p text:style-name="P9">vers page dans le même dossier href:<text:span text:style-name="T3">"</text:span>page.html<text:span text:style-name="T3">"</text:span></text:p>
      <text:p text:style-name="P9">vers page dans un sous dossier href:<text:span text:style-name="T3">"</text:span>sousdossier/page.<text:span text:style-name="T3">html"</text:span></text:p>
      <text:p text:style-name="P9">vers page dans un dossier parent href:<text:span text:style-name="T3">"</text:span>../page.html<text:span text:style-name="T3">"</text:span></text:p>
      <text:p text:style-name="P9"/>
      <text:p text:style-name="P9">Ancrage permet de retourner à une partir exacte de la page</text:p>
      <text:p text:style-name="P9">1. Creer l’ancre dans une balise, &lt;h2 id=<text:span text:style-name="T3">"</text:span>mon_ancre<text:span text:style-name="T3">"</text:span>&gt;Titre&lt;/h2&gt;</text:p>
      <text:p text:style-name="P9"><text:soft-page-break/>2. Faire le lien vers cette ancre, &lt;a href=<text:span text:style-name="T3">"</text:span>#mon_ancre<text:span text:style-name="T3">"</text:span>&gt;Aller vers mon ancre&lt;/a&gt;</text:p>
      <text:p text:style-name="P9"/>
      <text:p text:style-name="P9">Lien vers l’ancre d’une autre page</text:p>
      <text:p text:style-name="P9">&lt;a href<text:span text:style-name="T3">"</text:span>lien_page.html#id_de_l_ancre<text:span text:style-name="T3">"</text:span>&gt;&lt;/a&gt;</text:p>
      <text:p text:style-name="P9"/>
      <text:p text:style-name="P9">Lien avec <text:span text:style-name="T4">info bulle </text:span>&lt;a href:<text:span text:style-name="T3">"lien.html" title="Hello"&gt;Bonjour&lt;/a&gt; Permet d'afficher une bulle avec le titre quand on passe la souris sur le lien</text:span></text:p>
      <text:p text:style-name="P1"/>
      <text:p text:style-name="P10">Lien pour <text:span text:style-name="T4">envoyer un mail</text:span> <text:span text:style-name="T4"><text:s/></text:span><text:span text:style-name="T5">&lt;a href="mailto:votrenom@bidule.com"&gt;Envoyez-moi un e-mail !&lt;/a&gt;</text:span></text:p>
      <text:p text:style-name="P9"/>
      <text:p text:style-name="P10">Lien pour <text:span text:style-name="T4">télécharger un fichier</text:span> <text:span text:style-name="T5">&lt;a href="monfichier.zip"&gt;Téléchargez moi&lt;/a&gt;</text:span></text:p>
      <text:p text:style-name="P1"/>
      <text:p text:style-name="P5">Insérer des images</text:p>
      <text:p text:style-name="P5"/>
      <text:p text:style-name="P22">Format d'image</text:p>
      <text:p text:style-name="P22"/>
      <text:p text:style-name="P11">JPG pour les photos car meilleur compression d'image donc chargement plus rapide. Petite perte en qualité.</text:p>
      <text:p text:style-name="P11"/>
      <text:p text:style-name="P11">PNG permet d'avoir un fond transparent. Utile pour tout ce qui n'est pas photo. <text:span text:style-name="T7">8 bits = 256 couleurs | 24 bits = 16M couleurs</text:span></text:p>
      <text:p text:style-name="P11"/>
      <text:p text:style-name="P12">GIF uniquement 8 bits mais peut être animé.</text:p>
      <text:p text:style-name="P12"/>
      <text:p text:style-name="P23">Insertion d'image</text:p>
      <text:p text:style-name="P23"/>
      <text:p text:style-name="P12">utilisation de la balise &lt;img /&gt; avec 2 attributs src="" et alt=""</text:p>
      <text:p text:style-name="P12">src="" permet d'indiquer le lien de l'image</text:p>
      <text:p text:style-name="P12">alt="" permet de labeliser l'image au cas où elle ne s'affiche pas</text:p>
      <text:p text:style-name="P12"/>
      <text:p text:style-name="P12">&lt;img /&gt; doit toujours être dans un paragraphe.</text:p>
      <text:p text:style-name="P13"/>
      <text:p text:style-name="P24">Figures</text:p>
      <text:p text:style-name="P24"/>
      <text:p text:style-name="P13">En plaçant une image entre les balises &lt;figure&gt;&lt;/figure&gt;, l'image peut être placé en dehors d'un paragraphe.</text:p>
      <text:p text:style-name="P13"/>
      <text:p text:style-name="P13">On utilise une figure uniquement si l'image apporte une information au texte et dans ce cas on lui donne une légende. Si l'image ne sert qu'à embellir la page alors on ne la place pas dans une figure.</text:p>
      <text:p text:style-name="P13"/>
      <text:p text:style-name="P13">&lt;figure&gt;</text:p>
      <text:p text:style-name="P13"><text:tab/>&lt;img src="google.png" alt="logo de google"/&gt;</text:p>
      <text:p text:style-name="P13"><text:tab/>&lt;img src="mozilla.png" alt="logo de Mozilla"/&gt;</text:p>
      <text:p text:style-name="P13"><text:tab/>&lt;img src="ie.png" alt="logo d'IE" /&gt;</text:p>
      <text:p text:style-name="P13"><text:tab/>&lt;figcaption&gt;Logos des différents navigateurs&lt;/figcaption&gt;</text:p>
      <text:p text:style-name="P13">&lt;/figure&gt;</text:p>
      <text:p text:style-name="P13"/>
      <text:p text:style-name="P68"><text:soft-page-break/>Chapitre 2: Mettre en place le CSS</text:p>
      <text:p text:style-name="P12"/>
      <text:p text:style-name="P14">Le CSS s'écrit dans un fichier à part .css</text:p>
      <text:p text:style-name="P80">Pour lier le .css au .html on indique dans le head:</text:p>
      <text:p text:style-name="P80">&lt;link rel="stylesheet" href="style.css" /&gt;</text:p>
      <text:p text:style-name="P14"/>
      <text:p text:style-name="P6">Appliquer les styles</text:p>
      <text:p text:style-name="P6"/>
      <text:p text:style-name="P25">Une balise</text:p>
      <text:p text:style-name="P25"/>
      <text:p text:style-name="P14">h1</text:p>
      <text:p text:style-name="P14">{</text:p>
      <text:p text:style-name="P14"><text:tab/>color: blue;</text:p>
      <text:p text:style-name="P14">}</text:p>
      <text:p text:style-name="P14"/>
      <text:p text:style-name="P25">Plusieurs balises</text:p>
      <text:p text:style-name="P25"/>
      <text:p text:style-name="P14">h1, em</text:p>
      <text:p text:style-name="P14">{</text:p>
      <text:p text:style-name="P14"><text:tab/>color: blue;</text:p>
      <text:p text:style-name="P14">}</text:p>
      <text:p text:style-name="P25"/>
      <text:p text:style-name="P25">Commentaires</text:p>
      <text:p text:style-name="P25"/>
      <text:p text:style-name="P32">/* <text:span text:style-name="T8">commentaire</text:span> *<text:span text:style-name="T8">/</text:span></text:p>
      <text:p text:style-name="P34"/>
      <text:p text:style-name="P73">class</text:p>
      <text:p text:style-name="P73"/>
      <text:p text:style-name="P34">class peut être utilisé plusieurs fois dans une page html alors qu'id ne peut l'être qu'une fois.</text:p>
      <text:p text:style-name="P34"/>
      <text:p text:style-name="P34"><text:span text:style-name="T12">Attribut class</text:span><text:span text:style-name="T10">: d</text:span>ans le fichier html, on souhaite colorer q<text:span text:style-name="T10">ue le</text:span> paragraphe <text:span text:style-name="T10">d'introduction en bleu</text:span></text:p>
      <text:p text:style-name="P32"/>
      <text:p text:style-name="P32"><text:span text:style-name="T8">&lt;p class="</text:span><text:span text:style-name="T9">intro"&gt;Ceci est l'intro&lt;/p&gt;</text:span></text:p>
      <text:p text:style-name="P71"/>
      <text:p text:style-name="P71">On indique dans le fichier .css que la balise intro permet de changer la couleur en bleu</text:p>
      <text:p text:style-name="P71"/>
      <text:p text:style-name="P71">.intro</text:p>
      <text:p text:style-name="P72">{</text:p>
      <text:p text:style-name="P72">color: blue;</text:p>
      <text:p text:style-name="P72">}</text:p>
      <text:p text:style-name="P74"/>
      <text:p text:style-name="P33"><text:span text:style-name="T8">Attribut </text:span>id<text:span text:style-name="T8">: dans le fichier .html</text:span></text:p>
      <text:p text:style-name="P72"/>
      <text:p text:style-name="P72">&lt;img src="image.pnj" alt="Ceci est une image" id="image"/&gt;</text:p>
      <text:p text:style-name="P72"/>
      <text:p text:style-name="P72"/>
      <text:p text:style-name="P72"/>
      <text:p text:style-name="P72"/>
      <text:p text:style-name="P72"><text:soft-page-break/>Dans le fichier .css</text:p>
      <text:p text:style-name="P73"/>
      <text:p text:style-name="P72">#image </text:p>
      <text:p text:style-name="P72">{</text:p>
      <text:p text:style-name="P72">}</text:p>
      <text:p text:style-name="P72"/>
      <text:p text:style-name="P26">Les balises universelles</text:p>
      <text:p text:style-name="P26"/>
      <text:p text:style-name="P15">Ce sont des balises qui n'ont pas de signification particulieres.</text:p>
      <text:p text:style-name="P15"/>
      <text:p text:style-name="P15">&lt;span&gt;&lt;/span&gt; est une balise de type in lineet <text:s/>permet d'encadrer quelques mots</text:p>
      <text:p text:style-name="P15"/>
      <text:p text:style-name="P15">&lt;div&gt;&lt;/div&gt; est une balise de type block et permet d'encadrer un bloc de texte</text:p>
      <text:p text:style-name="P15"/>
      <text:p text:style-name="P15">html:</text:p>
      <text:p text:style-name="P15"/>
      <text:p text:style-name="P15">&lt;p&gt; Je ne souhaite changer la couleur que de ce &lt;span class="wordchange"&gt;mot&lt;/span&gt;</text:p>
      <text:p text:style-name="P15"/>
      <text:p text:style-name="P15">css:</text:p>
      <text:p text:style-name="P15"/>
      <text:p text:style-name="P15">.wordchange</text:p>
      <text:p text:style-name="P15">{</text:p>
      <text:p text:style-name="P15">color:blue;</text:p>
      <text:p text:style-name="P15">}</text:p>
      <text:p text:style-name="P15"/>
      <text:p text:style-name="P27">Les sélecteurs avancés</text:p>
      <text:p text:style-name="P27"/>
      <text:p text:style-name="P16"><text:span text:style-name="T13">le selecteur universelle </text:span>selectionne toutes les balises sans exceptions</text:p>
      <text:p text:style-name="P16"/>
      <text:p text:style-name="P16">*</text:p>
      <text:p text:style-name="P16">{</text:p>
      <text:p text:style-name="P16">}</text:p>
      <text:p text:style-name="P27"/>
      <text:p text:style-name="P7">A B: une balise contenue dans une autre</text:p>
      <text:p text:style-name="P16"/>
      <text:p text:style-name="P16">h1 em</text:p>
      <text:p text:style-name="P16">{</text:p>
      <text:p text:style-name="P16">}</text:p>
      <text:p text:style-name="P16"/>
      <text:p text:style-name="P16">sélectionne les balises &lt;em&gt; contenues dans une balise &lt;h1&gt;. Il n'y a pas de , entre les deux balises.</text:p>
      <text:p text:style-name="P16"/>
      <text:p text:style-name="P35"/>
      <text:p text:style-name="P35"/>
      <text:p text:style-name="P35"/>
      <text:p text:style-name="P35"/>
      <text:p text:style-name="P35"/>
      <text:p text:style-name="P35"/>
      <text:p text:style-name="P35"><text:soft-page-break/>A + B: une balise qui en suit une autre</text:p>
      <text:p text:style-name="P16"/>
      <text:p text:style-name="P16">h1 + p</text:p>
      <text:p text:style-name="P16">{</text:p>
      <text:p text:style-name="P16">}</text:p>
      <text:p text:style-name="P16"/>
      <text:p text:style-name="P16">selectionne les balises &lt;p&gt; qui suivent une balise &lt;h1&gt;</text:p>
      <text:p text:style-name="P7"/>
      <text:p text:style-name="P7">a[attribut]</text:p>
      <text:p text:style-name="P16"/>
      <text:p text:style-name="P16">a[title]</text:p>
      <text:p text:style-name="P16">{</text:p>
      <text:p text:style-name="P16">}</text:p>
      <text:p text:style-name="P16"/>
      <text:p text:style-name="P16"><text:span text:style-name="T14">sélectionne</text:span> toutes les balises &lt;a&gt; qui ont un attribut title</text:p>
      <text:p text:style-name="P16"/>
      <text:p text:style-name="P7">a[attribut="valeur"]</text:p>
      <text:p text:style-name="P16"/>
      <text:p text:style-name="P16">a[title="hello"]</text:p>
      <text:p text:style-name="P16">{</text:p>
      <text:p text:style-name="P16">}</text:p>
      <text:p text:style-name="P16"/>
      <text:p text:style-name="P16">sélectionne toutes les balises &lt;a&gt; qui ont un attribut title avec comme valeur exact "hello".</text:p>
      <text:p text:style-name="P17">Exemple: &lt;a href="lien.html" title="hello"&gt;</text:p>
      <text:p text:style-name="P16"/>
      <text:p text:style-name="P7">a[attribut*="valeur"]</text:p>
      <text:p text:style-name="P16"/>
      <text:p text:style-name="P16">a<text:span text:style-name="T14">[title*="ici"]</text:span></text:p>
      <text:p text:style-name="P16"/>
      <text:p text:style-name="P17">sélectionne les balises &lt;a&gt; qui ont un attribut title avec comme valeur "ici". La valeur n'a pas besoin d'être exactement "ici". </text:p>
      <text:p text:style-name="P17">Exemple: &lt;a href="lien.html" title="ici ou là-bas"&gt;</text:p>
      <text:p text:style-name="P17"/>
      <text:p text:style-name="P28">Formater du texte</text:p>
      <text:p text:style-name="P28"/>
      <text:p text:style-name="P8">La taille</text:p>
      <text:p text:style-name="P8"/>
      <text:p text:style-name="P17">On utilisera la propriété font-size</text:p>
      <text:p text:style-name="P17"/>
      <text:p text:style-name="P17">Utilisation d'une <text:span text:style-name="T11">valeur absolue</text:span> en px, mm ou cm</text:p>
      <text:p text:style-name="P17"/>
      <text:p text:style-name="P17">p</text:p>
      <text:p text:style-name="P17">{</text:p>
      <text:p text:style-name="P17"><text:tab/>font-size:14px;</text:p>
      <text:p text:style-name="P17">}</text:p>
      <text:p text:style-name="P17">h1</text:p>
      <text:p text:style-name="P17">{</text:p>
      <text:p text:style-name="P17"><text:tab/>font-size:40px;</text:p>
      <text:p text:style-name="P17">}</text:p>
      <text:p text:style-name="P17"/>
      <text:p text:style-name="P17"><text:soft-page-break/>Utilisation d'une <text:span text:style-name="T13">valeur relative </text:span>avec: </text:p>
      <text:p text:style-name="P36">- un mot <text:span text:style-name="T15">des sept mots</text:span> (<text:span text:style-name="T15">xx-small, x-small, small, medium, large, x-large, xx-large)</text:span></text:p>
      <text:p text:style-name="P36">- <text:span text:style-name="T15">en em (0.8em, 1.4em, etc..)</text:span></text:p>
      <text:p text:style-name="P36">- <text:span text:style-name="T15">en % (60%, 100%, 150%, etc..)</text:span></text:p>
      <text:p text:style-name="P36"/>
      <text:p text:style-name="P37">La police</text:p>
      <text:p text:style-name="P28"/>
      <text:p text:style-name="P18">On utilise la propriété font-family. <text:span text:style-name="T16">Si l'utilisateur n'a pas la police choisie alors le navigateur met une police par défaut. C'est pourquoi il est utile d'en choisir plusieurs au cas où.</text:span></text:p>
      <text:p text:style-name="P18"/>
      <text:p text:style-name="P18">balise</text:p>
      <text:p text:style-name="P18">{</text:p>
      <text:p text:style-name="P18"><text:tab/>font-famil<text:span text:style-name="T16">y: police1, police2, police3, police4;</text:span></text:p>
      <text:p text:style-name="P19">}</text:p>
      <text:p text:style-name="P19"/>
      <text:p text:style-name="P19">Polices de base: Arial, Arial black, Comic Sans MS, Courier New, Georgia, Impact, Times New Roman, Trebuchet MS, Verdana.</text:p>
      <text:p text:style-name="P19"/>
      <text:p text:style-name="P19">p</text:p>
      <text:p text:style-name="P19">{</text:p>
      <text:p text:style-name="P19"><text:s text:c="4"/>font-family: Impact, "Arial Black", Arial, Verdana, sans-serif;</text:p>
      <text:p text:style-name="P19">}</text:p>
      <text:p text:style-name="P19"/>
      <text:p text:style-name="P19">Ici Arial Black est entre "" car le nom comporte un espace.</text:p>
      <text:p text:style-name="P19"/>
      <text:p text:style-name="P19">On peut utiliser une police personnalisée avec @font-face qui permet au navigateur de l'utilisateur de télécharger automatiquement la police.</text:p>
      <text:p text:style-name="P19"/>
      <text:p text:style-name="P19">Les différents formats de fichiers de polices sont:</text:p>
      <text:p text:style-name="P19">.tff qui fonctionne sur IE9 et tous les autres navigateurs</text:p>
      <text:p text:style-name="P19">.eot qui ne fonctionne que sur IE.</text:p>
      <text:p text:style-name="P19">.otf qui ne fonctionne pas sur IE</text:p>
      <text:p text:style-name="P19">.svg qui est le seul format reconnu pour iphone et ipad</text:p>
      <text:p text:style-name="P19">.woff qui est un nouveau format pour le web et qui fonctionne sur IE9 et tous les autres navigateurs.</text:p>
      <text:p text:style-name="P19"/>
      <text:p text:style-name="P19">@font-face {</text:p>
      <text:p text:style-name="P19"><text:s text:c="4"/>font-family: 'MaSuperPolice';</text:p>
      <text:p text:style-name="P19"><text:s text:c="4"/>src: url('MaSuperPolice.eot') format('eot'),</text:p>
      <text:p text:style-name="P19"><text:s text:c="9"/>url('MaSuperPolice.woff') format('woff'),</text:p>
      <text:p text:style-name="P19"><text:s text:c="9"/>url('MaSuperPolice.ttf') format('truetype'),</text:p>
      <text:p text:style-name="P19"><text:s text:c="9"/>url('MaSuperPolice.svg') format('svg');</text:p>
      <text:p text:style-name="P19">}</text:p>
      <text:p text:style-name="P19"/>
      <text:p text:style-name="P19">h1 */ Utilisation de la police qu'on vient de définir sur les titres */</text:p>
      <text:p text:style-name="P19">{</text:p>
      <text:p text:style-name="P19"><text:s text:c="4"/>font-family: 'MaSuperPolice', Arial, serif;</text:p>
      <text:p text:style-name="P19">}</text:p>
      <text:p text:style-name="P19"/>
      <text:p text:style-name="P19"><text:soft-page-break/>Les fichiers de police doivent se trouver dans le même dossier que le .css ou dans un des sous-dossiers.</text:p>
      <text:p text:style-name="P19"/>
      <text:p text:style-name="P29">Italique, <text:span text:style-name="T17">gras, souligné, etc..</text:span></text:p>
      <text:p text:style-name="P29"/>
      <text:p text:style-name="P20">font-style: &lt;italic/oblique/normal&gt;;</text:p>
      <text:p text:style-name="P20">font-weight: &lt;bold/normal&gt;;</text:p>
      <text:p text:style-name="P20">text-decoration: &lt;underline/line-through/overline/none&gt;</text:p>
      <text:p text:style-name="P20"/>
      <text:p text:style-name="P30">L'alignement</text:p>
      <text:p text:style-name="P29"/>
      <text:p text:style-name="P20">text-align: &lt;center/justify/right/left&gt;</text:p>
      <text:p text:style-name="P20"/>
      <text:p text:style-name="P30">Les flottants</text:p>
      <text:p text:style-name="P19"/>
      <text:p text:style-name="P20">Le CSS nous permet de faire flotter un élément autour du texte. On dit aussi qu'on fait un habillage.</text:p>
      <text:p text:style-name="P20"/>
      <text:p text:style-name="P20"><text:span text:style-name="T13">Exemple</text:span>:</text:p>
      <text:p text:style-name="P20"/>
      <text:p text:style-name="P20">&lt;p&gt;&lt;img src="flash.gif" class="imageflottante" alt="Image flottante" /&gt; Ceci est un texte normal de paragraphe, écrit à la suite de l'image et qui l'habillera car l'image est flottante.&lt;/p&gt;</text:p>
      <text:p text:style-name="P20"/>
      <text:p text:style-name="P20">.imageflottante</text:p>
      <text:p text:style-name="P20">{</text:p>
      <text:p text:style-name="P20"><text:s text:c="4"/>float: left;</text:p>
      <text:p text:style-name="P20">}</text:p>
      <text:p text:style-name="P19"/>
      <text:p text:style-name="P19"/>
      <text:p text:style-name="P20">clear: both; permet d'arrêter l'habillage du texte autour de l'image flottante</text:p>
      <text:p text:style-name="P20"/>
      <text:p text:style-name="P20"><text:span text:style-name="T13">Exemple</text:span>:</text:p>
      <text:p text:style-name="P20"/>
      <text:p text:style-name="P20">&lt;p&gt;&lt;img src="flash.gif" class="imageflottante" alt="Image flottante" /&gt;&lt;/p&gt;</text:p>
      <text:p text:style-name="P20">&lt;p&gt;Ce texte est écrit à côté de l'image flottante.&lt;/p&gt;</text:p>
      <text:p text:style-name="P20">&lt;p class="dessous"&gt;Ce texte est écrit sous l'image flottante.&lt;/p&gt;</text:p>
      <text:p text:style-name="P20"/>
      <text:p text:style-name="P20">.imageflottante</text:p>
      <text:p text:style-name="P20">{</text:p>
      <text:p text:style-name="P20"><text:s text:c="4"/>float: left;</text:p>
      <text:p text:style-name="P20">}</text:p>
      <text:p text:style-name="P20">.dessous</text:p>
      <text:p text:style-name="P20">{</text:p>
      <text:p text:style-name="P20"><text:s text:c="4"/>clear: both;</text:p>
      <text:p text:style-name="P20">}</text:p>
      <text:p text:style-name="P20"/>
      <text:p text:style-name="P20"/>
      <text:p text:style-name="P20"/>
      <text:p text:style-name="P31"><text:soft-page-break/>Ajouter de la couleur et un fond</text:p>
      <text:p text:style-name="P31"/>
      <text:p text:style-name="P21">Notation hexadecimal | color: #FFAA33;</text:p>
      <text:p text:style-name="P21"/>
      <text:p text:style-name="P21">Notation RGB | color: rgb(240,96,204);</text:p>
      <text:p text:style-name="P21"/>
      <text:p text:style-name="P21">Des extensions existent pour trouver une couleur qui nous plaît sur un site avec Colorpicker pour FireFox ou ColorZilla pour Chrome.</text:p>
      <text:p text:style-name="P21"/>
      <text:p text:style-name="P31">Couleur de fond</text:p>
      <text:p text:style-name="P31"/>
      <text:p text:style-name="P21">/* On travaille sur la balise body, donc sur TOUTE la page */</text:p>
      <text:p text:style-name="P21">body</text:p>
      <text:p text:style-name="P21">{</text:p>
      <text:p text:style-name="P21"><text:s text:c="4"/>background-color: black; /* Le fond de la page sera noir */</text:p>
      <text:p text:style-name="P21"><text:s text:c="4"/>color: white; /* Le texte de la page sera blanc */</text:p>
      <text:p text:style-name="P21">}</text:p>
      <text:p text:style-name="P21"/>
      <text:p text:style-name="P31">Image de fond</text:p>
      <text:p text:style-name="P31"/>
      <text:p text:style-name="P21">body</text:p>
      <text:p text:style-name="P21">{</text:p>
      <text:p text:style-name="P21"><text:s text:c="4"/>background-image: url("neige.png");</text:p>
      <text:p text:style-name="P21">}</text:p>
      <text:p text:style-name="P21"/>
      <text:p text:style-name="P21">mais on peut également mettre une image de fond que sur le titre ou un paragraphe</text:p>
      <text:p text:style-name="P21"/>
      <text:p text:style-name="P21"><text:span text:style-name="T19">Attention lorsque vous écrivez une adresse en relatif dans le fichier CSS ! L'adresse de l'image doit être indiquée </text:span><text:span text:style-name="Emphasis"><text:span text:style-name="T29">par rapport au fichier</text:span></text:span><text:span text:style-name="Emphasis"><text:span text:style-name="Source_20_Text"><text:span text:style-name="T2">.css</text:span></text:span></text:span><text:span text:style-name="T18"> </text:span><text:span text:style-name="T19">et non pas par rapport au fichier</text:span><text:span text:style-name="Source_20_Text"><text:span text:style-name="T24">.html</text:span></text:span><text:span text:style-name="T19">. Pour simplifier les choses, je vous conseille de placer l'image de fond dans le même dossier que le fichier</text:span><text:span text:style-name="Source_20_Text"><text:span text:style-name="T24">.css</text:span></text:span><text:span text:style-name="T19">(ou dans un sous-dossier).</text:span><text:span text:style-name="T28"> </text:span></text:p>
      <text:p text:style-name="P76"/>
      <text:p text:style-name="P78">Option pour les images de fond</text:p>
      <text:p text:style-name="P78"/>
      <text:h text:style-name="P41" text:outline-level="5"><text:span text:style-name="T20">f</text:span><text:span text:style-name="T19">ixer le fond </text:span><text:span text:style-name="T20">ou le faire défiler en même temps que le texte</text:span><text:span text:style-name="T19">: </text:span></text:h>
      <text:h text:style-name="P67" text:outline-level="5">background-attachment: &lt;fixed/scroll&gt;;</text:h>
      <text:p text:style-name="P42"/>
      <text:p text:style-name="P40"><text:span text:style-name="T19">Répétition du fond horizontalement, verticalement ou en </text:span><text:span text:style-name="T21">mosaïque.</text:span></text:p>
      <text:p text:style-name="P42">background-repeat: &lt;no-repeat/repeat-x/repeat-y/repeat</text:p>
      <text:p text:style-name="P43"/>
      <text:p text:style-name="P38"><text:span text:style-name="T23">P</text:span><text:span text:style-name="T22">osition du fond</text:span><text:span text:style-name="T19"> intéressante uniquement en mode no-repeat</text:span></text:p>
      <text:p text:style-name="P44">background-position: 30px 50px;</text:p>
      <text:p text:style-name="P44">le fond sera placé à 30pixels de la gauche et 50 pixels du haut</text:p>
      <text:p text:style-name="P44"><text:soft-page-break/>background-position: &lt;top/bottom/left/center/right/top right/etc..&gt;;</text:p>
      <text:p text:style-name="P44"/>
      <text:p text:style-name="P59">Combiner plusieurs propriétés et plusieurs images</text:p>
      <text:p text:style-name="P44"/>
      <text:p text:style-name="P44">body</text:p>
      <text:p text:style-name="P44">{</text:p>
      <text:p text:style-name="P44"><text:s text:c="4"/>background: url("soleil.png") fixed no-repeat top right, url("neige.png") fixed;</text:p>
      <text:p text:style-name="P44">}</text:p>
      <text:p text:style-name="P44"/>
      <text:p text:style-name="P44">La 1ere image de cette liste sera placé au dessus des autres. Dans ce cas le soleil sera positionné au dessus du fond neige. Si on avait inversé on n'aurait plus vu le soleil en haut à droite masqué par le fond neige.</text:p>
      <text:p text:style-name="P44"/>
      <text:p text:style-name="P51">La transparence</text:p>
      <text:p text:style-name="P51"/>
      <text:p text:style-name="P44">opacity: &lt;0 à 1&gt;;</text:p>
      <text:p text:style-name="P44"/>
      <text:p text:style-name="P45">On peut également utiliser la notation RGBa.</text:p>
      <text:p text:style-name="P45"/>
      <text:p text:style-name="P39">p</text:p>
      <text:p text:style-name="P39">{</text:p>
      <text:p text:style-name="P39"><text:s text:c="4"/>background-color: rgba(255, 0, 0, 0.5); /* Fond rouge à moitié transparent */</text:p>
      <text:p text:style-name="P39">}</text:p>
      <text:p text:style-name="P63"/>
      <text:p text:style-name="P65">Les bordures</text:p>
      <text:p text:style-name="P65"/>
      <text:p text:style-name="P64">On utilise la super propriete bordure qui regroupe bordure-width (en px), bordure-color, bordure-style (solid, dotted, double, dashed,...), etc..</text:p>
      <text:p text:style-name="P64"/>
      <text:p text:style-name="P64">On peut également décider de mettre une bordure que sur un coté avec bordure-top/right/left/bottom.</text:p>
      <text:p text:style-name="P64"><text:soft-page-break/>p</text:p>
      <text:p text:style-name="P64">{</text:p>
      <text:p text:style-name="P64"><text:s text:c="4"/>border-left: 2px solid black;</text:p>
      <text:p text:style-name="P64"><text:s text:c="4"/>border-right: 2px solid black;</text:p>
      <text:p text:style-name="P64">}</text:p>
      <text:p text:style-name="P44"><text:s/></text:p>
      <text:p text:style-name="P46">Les bordures arrondies se font avec border-radius en précisant en pixel l'arrondi des bordures des 4 angles.</text:p>
      <text:p text:style-name="P46"/>
      <text:p text:style-name="P46">Border-radi<text:span text:style-name="T30">u</text:span>s: <text:span text:style-name="T30">top-left right-left bottom-right bottom-left</text:span></text:p>
      <text:p text:style-name="P46"/>
      <text:p text:style-name="P47">Il est possible de faire des bordures elliptiques avec /</text:p>
      <text:p text:style-name="P47"/>
      <text:p text:style-name="P52">Les ombres</text:p>
      <text:p text:style-name="P52"/>
      <text:p text:style-name="P47">box-shadow: decalage-horizontal(px) decalage-vertical(px) degradé(px couleur-ombre</text:p>
      <text:p text:style-name="P47">text-shadow permet de mettre de l'ombre au texte (useless?)</text:p>
      <text:p text:style-name="P47"/>
      <text:p text:style-name="P52">Apparence<text:span text:style-name="T31">s</text:span> dynamique<text:span text:style-name="T31">s</text:span></text:p>
      <text:p text:style-name="P52"/>
      <text:p text:style-name="P48">Les pseudo-formats se placent après le nom de la balise.</text:p>
      <text:p text:style-name="P48"/>
      <text:p text:style-name="P48">:hover permet de changer le style au survol de la souris</text:p>
      <text:p text:style-name="P48"/>
      <text:p text:style-name="P48">a /* Liens par défaut (non survolés) */</text:p>
      <text:p text:style-name="P48">{</text:p>
      <text:p text:style-name="P48"><text:s text:c="3"/>text-decoration: none;</text:p>
      <text:p text:style-name="P48"><text:s text:c="3"/>color: red;</text:p>
      <text:p text:style-name="P48"><text:s text:c="3"/>font-style: italic;</text:p>
      <text:p text:style-name="P48">}</text:p>
      <text:p text:style-name="P48"/>
      <text:p text:style-name="P48"><text:soft-page-break/>a:hover /* Apparence au survol des liens */</text:p>
      <text:p text:style-name="P48">{</text:p>
      <text:p text:style-name="P48"><text:s text:c="3"/>text-decoration: underline;</text:p>
      <text:p text:style-name="P48"><text:s text:c="3"/>color: green;</text:p>
      <text:p text:style-name="P48">}</text:p>
      <text:p text:style-name="P47"/>
      <text:p text:style-name="P48">On mets les deux car on a l'apparence en survol et et non survol</text:p>
      <text:p text:style-name="P48"/>
      <text:p text:style-name="P48">:active permet de changer l'apparence au moment du clic</text:p>
      <text:p text:style-name="P48"/>
      <text:p text:style-name="P48">:visited change le style une fois que le lien a été visité</text:p>
      <text:p text:style-name="P48"/>
      <text:p text:style-name="P48">:focus permet de surligner les cases de formulaire</text:p>
      <text:p text:style-name="P48"/>
      <text:p text:style-name="P60">Chapitre 3: Mise en page du site</text:p>
      <text:p text:style-name="P47"/>
      <text:p text:style-name="P53">Structurer la page</text:p>
      <text:p text:style-name="P54"><text:span text:style-name="T5">&lt;header&gt; est l'en-tête, on y trouve le plus souvent un logo, une bannière, un slogan et eventuellement une barre de recherche.</text:span></text:p>
      <text:p text:style-name="P54"><text:span text:style-name="T5">On peut avoir plusieurs header découpées en plusieurs sections.</text:span></text:p>
      <text:p text:style-name="P54"><text:span text:style-name="T5"/></text:p>
      <text:p text:style-name="P54"><text:span text:style-name="T5">&lt;footer&gt; est le pied de page. On y trouve généralement des liens de contact, le nom de l'auteur, les mentions légales, etc..</text:span></text:p>
      <text:p text:style-name="P54"><text:span text:style-name="T5"/></text:p>
      <text:p text:style-name="P54"><text:span text:style-name="T5">&lt;nav&gt; regroupe tous les principaux liens de navigation.</text:span></text:p>
      <text:p text:style-name="P54"><text:span text:style-name="T5"/></text:p>
      <text:p text:style-name="P54"><text:span text:style-name="T5">&lt;section&gt; est une section de page ou des blocs. Chaque section peut contenir des titres.</text:span></text:p>
      <text:p text:style-name="P54"><text:span text:style-name="T5"/></text:p>
      <text:p text:style-name="P54"><text:span text:style-name="T5">&lt;aside&gt; contient les infos supplémentaires.</text:span></text:p>
      <text:p text:style-name="P54"><text:span text:style-name="T5"/></text:p>
      <text:p text:style-name="P55"><text:span text:style-name="T5">&lt;article&gt; englobe une portion autonome de la page.</text:span></text:p>
      <text:p text:style-name="P55"><text:soft-page-break/>Le modèle des boites</text:p>
      <text:p text:style-name="P49">width est la largeur du bloc</text:p>
      <text:p text:style-name="P49">height est la hauteur</text:p>
      <text:p text:style-name="P49"/>
      <text:p text:style-name="P49">min-width, min-height, max-width, max-height permet de définir une largeur/hauteur min ou max même si on aggrandit ou on réduit la page.</text:p>
      <text:p text:style-name="P49"/>
      <text:p text:style-name="P49">padding indique la taille de la <text:span text:style-name="T4">marge à l'intérieur des blocs</text:span></text:p>
      <text:p text:style-name="P49">margin indique la <text:span text:style-name="T4">marge entre les blocs</text:span></text:p>
      <text:p text:style-name="P56"><text:span text:style-name="T5">Si on ne précise pas la marge s'applique à tous les cotés, afin de préciser on utilise:</text:span></text:p>
      <text:p text:style-name="P56"><text:span text:style-name="T5">margin-top/right/bottom/left ou padding-&lt;top/right/bottom/left&gt;</text:span></text:p>
      <text:p text:style-name="P56"><text:span text:style-name="T5"/></text:p>
      <text:p text:style-name="P56"><text:span text:style-name="T5">On peut également raccourcir en faisant</text:span></text:p>
      <text:p text:style-name="P56"><text:span text:style-name="T5">margin: 1px 2px 3px 4px (1:top, 2:right, 3:bottom, 4:left)</text:span></text:p>
      <text:p text:style-name="P56"><text:span text:style-name="T5">margin: 1px 2px (1:top&amp;bottom, 2:right&amp;left)</text:span></text:p>
      <text:p text:style-name="P56"><text:span text:style-name="T5"/></text:p>
      <text:p text:style-name="P56"><text:span text:style-name="T5">Pour </text:span>centrer un bloc<text:span text:style-name="T5"> on défini</text:span><text:span text:style-name="T6">t</text:span><text:span text:style-name="T5"> une largeur et margin: auto;</text:span></text:p>
      <text:p text:style-name="P56"><text:span text:style-name="T5"/></text:p>
      <text:p text:style-name="P56"><text:span text:style-name="T5">Quand le </text:span>texte dépasse<text:span text:style-name="T5"> on peut utiliser:</text:span></text:p>
      <text:p text:style-name="P57"><text:span text:style-name="T5">overflow: visible/hidden/scroll</text:span></text:p>
      <text:p text:style-name="P57"><text:span text:style-name="T5">visible permet de voir le texte en dehors du bloc alors que hidden le masque. Scroll permet de pouvoir scroller le texte à l'intérieur du bloc.</text:span></text:p>
      <text:p text:style-name="P54"><text:span text:style-name="T5"/></text:p>
      <text:p text:style-name="P57"><text:span text:style-name="T5">On peut égaler forcer la coupure du texte pour qu'il revienne à la ligne s'il est trop long.</text:span></text:p>
      <text:p text:style-name="P57"><text:span text:style-name="T5"/></text:p>
      <text:p text:style-name="P57"><text:span text:style-name="T5">Word-wrap: break-word;</text:span></text:p>
      <text:p text:style-name="P57"><text:span text:style-name="T5"/></text:p>
      <text:p text:style-name="P57"><text:span text:style-name="T5"/></text:p>
      <text:p text:style-name="P57"><text:span text:style-name="T5"/></text:p>
      <text:p text:style-name="P57"><text:span text:style-name="T5"/></text:p>
      <text:p text:style-name="P57"><text:span text:style-name="T5"/></text:p>
      <text:p text:style-name="P57"><text:soft-page-break/>Mise en page avec flexbox</text:p>
      <text:p text:style-name="P57"/>
      <text:p text:style-name="P61"><text:bookmark text:name="r-3298788"/><text:bookmark text:name="r-3298770"/><text:bookmark text:name="r-3298771"/>Il existe plusieurs techniques pour positionner les blocs sur la page. Flexbox est la technique la plus récente et de loin la plus puissante, que je vous recommande d'utiliser.</text:p>
      <text:p text:style-name="P61"/>
      <text:list xml:id="list4150388843" text:style-name="L1">
        <text:list-item>
          <text:p text:style-name="P66"><text:bookmark text:name="r-3298773"/><text:bookmark text:name="r-3298772"/><text:span text:style-name="T25">Le principe de Flexbox est d'avoir un conteneur, avec plusieurs éléments à l'intérieur. Av</text:span><text:span text:style-name="T27">ec display-flex; </text:span><text:span text:style-name="T25">sur le conteneur, les éléments à l'intérieur sont agencés en mode Flexbox (horizontalement par défaut).</text:span></text:p>
          <text:p text:style-name="P66"><text:span text:style-name="T25"/></text:p>
        </text:list-item>
        <text:list-item>
          <text:p text:style-name="P66"><text:bookmark text:name="r-3298775"/><text:bookmark text:name="r-3298774"/><text:span text:style-name="T25">Flexbox peut gérer toutes les directions. Ave</text:span><text:span text:style-name="T27">c flex-direction</text:span><text:span text:style-name="T25">, on peut indiquer si les éléments sont agencés horizontalement (par  défaut) ou verticalement. Cela définit ce qu'on appelle l'axe principal.</text:span></text:p>
          <text:p text:style-name="P66"><text:span text:style-name="T25"/></text:p>
        </text:list-item>
        <text:list-item>
          <text:p text:style-name="P66"><text:bookmark text:name="r-3298777"/><text:bookmark text:name="r-3298776"/><text:span text:style-name="T25">L'alignement des éléments se fait sur l'axe principal ave</text:span><text:span text:style-name="T27">c justify-content</text:span><text:span text:style-name="T25">, et sur l'axe secondaire ave</text:span><text:span text:style-name="T26">c align-items</text:span><text:span text:style-name="T25">.</text:span></text:p>
        </text:list-item>
        <text:list-item>
          <text:p text:style-name="P66"><text:bookmark text:name="r-3298779"/><text:bookmark text:name="r-3298778"/><text:span text:style-name="T25">Ave</text:span><text:span text:style-name="T26">c flex-wrap</text:span><text:span text:style-name="T25">, on peut autoriser les éléments à revenir à la ligne s'ils n'ont plus d'espace.</text:span></text:p>
        </text:list-item>
        <text:list-item>
          <text:p text:style-name="P66"><text:bookmark text:name="r-3298781"/><text:bookmark text:name="r-3298780"/><text:span text:style-name="T25">S'il y a plusieurs lignes, on peut indiquer comment les lignes doivent se répartir entre elles ave</text:span><text:span text:style-name="T26">c align-content</text:span><text:span text:style-name="T25">.</text:span></text:p>
        </text:list-item>
        <text:list-item>
          <text:p text:style-name="P66"><text:bookmark text:name="r-3298783"/><text:bookmark text:name="r-3298782"/><text:span text:style-name="T25">Chaque élément peut être réagencé en CSS ave</text:span><text:span text:style-name="T26">c order</text:span><text:span text:style-name="T25">(pas besoin de toucher au code HTML !).</text:span></text:p>
        </text:list-item>
        <text:list-item>
          <text:p text:style-name="P66"><text:bookmark text:name="r-3298785"/><text:bookmark text:name="r-3298784"/><text:span text:style-name="T25">Avec la super-propriét</text:span><text:span text:style-name="T26">é flex</text:span><text:span text:style-name="T25">, on peut autoriser nos éléments à occuper plus ou moins d'espace restant.</text:span></text:p>
        </text:list-item>
      </text:list>
      <text:p text:style-name="P57"/>
      <text:p text:style-name="P54"><text:span text:style-name="T5"/></text:p>
      <text:p text:style-name="P54"><text:span text:style-name="T5"/></text:p>
      <text:p text:style-name="P54"><text:span text:style-name="T5"/></text:p>
      <text:p text:style-name="P54"><text:span text:style-name="T5"/></text:p>
      <text:p text:style-name="P54"><text:span text:style-name="T5"/></text:p>
      <text:p text:style-name="P58"><text:soft-page-break/>Autres techniques de mise en page</text:p>
      <text:p text:style-name="P50"/>
      <text:p text:style-name="P50">Sur les sites plus anciens, utiliser le positionnement flottant ou le positionnement inline-block.</text:p>
      <text:p text:style-name="P50"/>
      <text:p text:style-name="P50">Le positionnement inline-block consiste à affecter un type inline-block à nos éléments grâce à la propriété display (placement de gauche à droite) <text:s/>mais pourront être redimensionnés comme des blocs avec width et height.</text:p>
      <text:p text:style-name="P50"/>
      <text:p text:style-name="P50">Le positionnement absolu permet de place un élément où l'on souhaite sur la page, au pixel près.</text:p>
      <text:p text:style-name="P50"/>
      <text:p text:style-name="P50">Le positionnement fixe est identique au positionnement absolu mais l'élément restera toujours visible même si on descend dans la page.</text:p>
      <text:p text:style-name="P50"/>
      <text:p text:style-name="P50">Le positionnement relatif permet de décaler un bloc par rapport à sa position normale.</text:p>
      <text:p text:style-name="P50"/>
      <text:p text:style-name="P50">Un élément A positionné en absolu à l'intérieur d'un autre élément B se positionnera par rapport à l'élément B.</text:p>
      <text:p text:style-name="P58"/>
      <text:p text:style-name="P69">Chapitre 4: Fonctionnalités avancées</text:p>
      <text:p text:style-name="P69"/>
      <text:p text:style-name="P79">Ajouter des tableaux</text:p>
      <text:p text:style-name="P79"/>
      <text:p text:style-name="P77">Un tableau s'insère avec la balise &lt;table&gt; et se définit ligne par ligne avec &lt;tr&gt;</text:p>
      <text:p text:style-name="P77"/>
      <text:p text:style-name="P77">Chaque ligne comporte des cellules &lt;td&gt; ou &lt;th&gt;</text:p>
      <text:p text:style-name="P77"/>
      <text:p text:style-name="P77">Le titre du tableau se définit avec &lt;caption&gt;</text:p>
      <text:p text:style-name="P77"/>
      <text:p text:style-name="P77">On peut ajouter une bordure aux cellules du tableau avec border. Pour fusionner les bordures, on utilise la propriété CSS border-collapse.</text:p>
      <text:p text:style-name="P77"/>
      <text:p text:style-name="P77">Un tableau peut être dividé en trois sections &lt;thead&gt; &lt;tbody&gt; &lt;tfoot&gt;</text:p>
      <text:p text:style-name="P77"/>
      <text:p text:style-name="P77">On peut fusionner les cellules avec colspan ou row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 svg:font-family="Montserrat, sans-serif"/>
    <style:font-face style:name="monospace" svg:font-family="monospace, monospace"/>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4:25:54.020000000</meta:creation-date>
    <dc:date>2019-09-19T17:20:38.014000000</dc:date>
    <meta:editing-duration>PT1H9M36S</meta:editing-duration>
    <meta:editing-cycles>6</meta:editing-cycles>
    <meta:generator>LibreOffice/6.1.3.2$Windows_X86_64 LibreOffice_project/86daf60bf00efa86ad547e59e09d6bb77c699acb</meta:generator>
    <meta:document-statistic meta:table-count="0" meta:image-count="0" meta:object-count="0" meta:page-count="14" meta:paragraph-count="335" meta:word-count="2181" meta:character-count="13972" meta:non-whitespace-character-count="12007"/>
  </office:meta>
</office:document-meta>
</file>